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圖片 1" text:anchor-type="as-char" svg:x="0in" svg:y="0in" svg:width="7.26806in" svg:height="10.43194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睿閎</meta:initial-creator>
    <dc:creator>張睿閎</dc:creator>
    <meta:creation-date>2021-06-30T09:48:00Z</meta:creation-date>
    <dc:date>2021-06-30T09:48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